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fo:border="0.06pt solid #000000"/>
    </style:style>
    <style:style style:name="ce6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dee6ef" fo:border="0.06pt solid #000000"/>
    </style:style>
    <style:style style:name="ce8" style:family="table-cell" style:parent-style-name="Default" style:data-style-name="N104">
      <style:table-cell-properties fo:background-color="#729fc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2"/>
        <table:table-row table:style-name="ro1">
          <table:table-cell/>
          <table:table-cell table:style-name="Default" table:number-columns-repeated="8"/>
          <table:table-cell table:number-columns-repeated="5"/>
          <table:table-cell table:style-name="Default" office:value-type="string" calcext:value-type="string">
            <text:p>Para calcular no Java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Carne</text:p>
          </table:table-cell>
          <table:table-cell table:style-name="ce1" office:value-type="string" calcext:value-type="string">
            <text:p>Cerveja</text:p>
          </table:table-cell>
          <table:table-cell table:style-name="ce1" office:value-type="string" calcext:value-type="string">
            <text:p>Compras Gerais</text:p>
          </table:table-cell>
          <table:table-cell table:style-name="ce1" office:value-type="string" calcext:value-type="string">
            <text:p>Divide Carne?</text:p>
          </table:table-cell>
          <table:table-cell table:style-name="ce1" office:value-type="string" calcext:value-type="string">
            <text:p>Divide Cerveja?</text:p>
          </table:table-cell>
          <table:table-cell table:number-columns-repeated="5"/>
          <table:table-cell office:value-type="string" calcext:value-type="string">
            <text:p>Casa+Compras Gerai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ja</text:p>
          </table:table-cell>
        </table:table-row>
        <table:table-row table:style-name="ro1">
          <table:table-cell/>
          <table:table-cell office:value-type="string" calcext:value-type="string">
            <text:p>Raphael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office:value-type="currency" office:currency="BRL" office:value="135.13" calcext:value-type="currency">
            <text:p>R$ 135,13</text:p>
          </table:table-cell>
          <table:table-cell/>
          <table:table-cell table:formula="of:=253.7" office:value-type="currency" office:currency="BRL" office:value="253.7" calcext:value-type="currency">
            <text:p>R$ 253,7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" office:value-type="string" calcext:value-type="string">
            <text:p>Casa</text:p>
          </table:table-cell>
          <table:table-cell table:style-name="ce7" table:formula="of:=SUM([.D3:.D21])" office:value-type="currency" office:currency="BRL" office:value="6641" calcext:value-type="currency">
            <text:p>R$ 6.641,00</text:p>
          </table:table-cell>
          <table:table-cell/>
          <table:table-cell table:formula="of:=COM.MICROSOFT.CONCAT([.B3];&quot;,&quot;;[.C3];&quot;,&quot;;SUBSTITUTE([.D3];&quot;,&quot;;&quot;.&quot;;1);&quot;,&quot;;IF(SUBSTITUTE([.G3];&quot;,&quot;;&quot;.&quot;;1)=&quot;&quot;;0;SUBSTITUTE([.G3];&quot;,&quot;;&quot;.&quot;;1)))" office:value-type="string" office:string-value="Raphael,4,349.526315789474,253.7" calcext:value-type="string">
            <text:p>Raphael,4,349.526315789474,253.7</text:p>
          </table:table-cell>
          <table:table-cell table:formula="of:=IF([.H3]=&quot;X&quot;;COM.MICROSOFT.CONCAT([.B3];&quot;,&quot;;[.C3];&quot;,&quot;;IF(SUBSTITUTE([.E3];&quot;,&quot;;&quot;.&quot;;1)=&quot;&quot;;0;SUBSTITUTE([.E3];&quot;,&quot;;&quot;.&quot;;1)));&quot;&quot;)" office:value-type="string" office:string-value="Raphael,4,135.13" calcext:value-type="string">
            <text:p>Raphael,4,135.13</text:p>
          </table:table-cell>
          <table:table-cell table:formula="of:=IF([.I3]=&quot;X&quot;;COM.MICROSOFT.CONCAT([.B3];&quot;,&quot;;[.C3];&quot;,&quot;;IF(SUBSTITUTE([.F3];&quot;,&quot;;&quot;.&quot;;1)=&quot;&quot;;0;SUBSTITUTE([.F3];&quot;,&quot;;&quot;.&quot;;1)));&quot;&quot;)" office:value-type="string" office:string-value="Raphael,4,0" calcext:value-type="string">
            <text:p>Raphael,4,0</text:p>
          </table:table-cell>
        </table:table-row>
        <table:table-row table:style-name="ro1">
          <table:table-cell/>
          <table:table-cell office:value-type="string" calcext:value-type="string">
            <text:p>Daniel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5" office:value-type="string" calcext:value-type="string">
            <text:p>Compras</text:p>
          </table:table-cell>
          <table:table-cell table:style-name="ce7" table:formula="of:=SUM([.E3:.G21])" office:value-type="currency" office:currency="BRL" office:value="2636.86" calcext:value-type="currency">
            <text:p>R$ 2.636,86</text:p>
          </table:table-cell>
          <table:table-cell/>
          <table:table-cell table:formula="of:=COM.MICROSOFT.CONCAT([.B4];&quot;,&quot;;[.C4];&quot;,&quot;;SUBSTITUTE([.D4];&quot;,&quot;;&quot;.&quot;;1);&quot;,&quot;;IF(SUBSTITUTE([.G4];&quot;,&quot;;&quot;.&quot;;1)=&quot;&quot;;0;SUBSTITUTE([.G4];&quot;,&quot;;&quot;.&quot;;1)))" office:value-type="string" office:string-value="Daniel,4,349.526315789474,0" calcext:value-type="string">
            <text:p>Daniel,4,349.526315789474,0</text:p>
          </table:table-cell>
          <table:table-cell table:formula="of:=IF([.H4]=&quot;X&quot;;COM.MICROSOFT.CONCAT([.B4];&quot;,&quot;;[.C4];&quot;,&quot;;IF(SUBSTITUTE([.E4];&quot;,&quot;;&quot;.&quot;;1)=&quot;&quot;;0;SUBSTITUTE([.E4];&quot;,&quot;;&quot;.&quot;;1)));&quot;&quot;)">
            <text:p/>
          </table:table-cell>
          <table:table-cell table:formula="of:=IF([.I4]=&quot;X&quot;;COM.MICROSOFT.CONCAT([.B4];&quot;,&quot;;[.C4];&quot;,&quot;;IF(SUBSTITUTE([.F4];&quot;,&quot;;&quot;.&quot;;1)=&quot;&quot;;0;SUBSTITUTE([.F4];&quot;,&quot;;&quot;.&quot;;1)));&quot;&quot;)" office:value-type="string" office:string-value="Daniel,4,0" calcext:value-type="string">
            <text:p>Daniel,4,0</text:p>
          </table:table-cell>
        </table:table-row>
        <table:table-row table:style-name="ro1">
          <table:table-cell/>
          <table:table-cell office:value-type="string" calcext:value-type="string">
            <text:p>Vinicius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office:value-type="currency" office:currency="BRL" office:value="325.02" calcext:value-type="currency">
            <text:p>R$ 325,02</text:p>
          </table:table-cell>
          <table:table-cell table:formula="of:=170" office:value-type="currency" office:currency="BRL" office:value="170" calcext:value-type="currency">
            <text:p>R$ 170,00</text:p>
          </table:table-cell>
          <table:table-cell table:formula="of:=298" office:value-type="currency" office:currency="BRL" office:value="298" calcext:value-type="currency">
            <text:p>R$ 298,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Gasto TOTAL</text:p>
          </table:table-cell>
          <table:table-cell table:style-name="ce8" table:formula="of:=SUM([.D3:.G21])" office:value-type="currency" office:currency="BRL" office:value="9277.86" calcext:value-type="currency">
            <text:p>R$ 9.277,86</text:p>
          </table:table-cell>
          <table:table-cell/>
          <table:table-cell table:formula="of:=COM.MICROSOFT.CONCAT([.B5];&quot;,&quot;;[.C5];&quot;,&quot;;SUBSTITUTE([.D5];&quot;,&quot;;&quot;.&quot;;1);&quot;,&quot;;IF(SUBSTITUTE([.G5];&quot;,&quot;;&quot;.&quot;;1)=&quot;&quot;;0;SUBSTITUTE([.G5];&quot;,&quot;;&quot;.&quot;;1)))" office:value-type="string" office:string-value="Vinicius,4,349.526315789474,298" calcext:value-type="string">
            <text:p>Vinicius,4,349.526315789474,298</text:p>
          </table:table-cell>
          <table:table-cell table:formula="of:=IF([.H5]=&quot;X&quot;;COM.MICROSOFT.CONCAT([.B5];&quot;,&quot;;[.C5];&quot;,&quot;;IF(SUBSTITUTE([.E5];&quot;,&quot;;&quot;.&quot;;1)=&quot;&quot;;0;SUBSTITUTE([.E5];&quot;,&quot;;&quot;.&quot;;1)));&quot;&quot;)" office:value-type="string" office:string-value="Vinicius,4,325.02" calcext:value-type="string">
            <text:p>Vinicius,4,325.02</text:p>
          </table:table-cell>
          <table:table-cell table:formula="of:=IF([.I5]=&quot;X&quot;;COM.MICROSOFT.CONCAT([.B5];&quot;,&quot;;[.C5];&quot;,&quot;;IF(SUBSTITUTE([.F5];&quot;,&quot;;&quot;.&quot;;1)=&quot;&quot;;0;SUBSTITUTE([.F5];&quot;,&quot;;&quot;.&quot;;1)));&quot;&quot;)" office:value-type="string" office:string-value="Vinicius,4,170" calcext:value-type="string">
            <text:p>Vinicius,4,170</text:p>
          </table:table-cell>
        </table:table-row>
        <table:table-row table:style-name="ro1">
          <table:table-cell/>
          <table:table-cell office:value-type="string" calcext:value-type="string">
            <text:p>Ale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/>
          <table:table-cell office:value-type="currency" office:currency="BRL" office:value="269.1" calcext:value-type="currency">
            <text:p>R$ 269,10</text:p>
          </table:table-cell>
          <table:table-cell table:formula="of:=145.57+175.85+264.11" office:value-type="currency" office:currency="BRL" office:value="585.53" calcext:value-type="currency">
            <text:p>R$ 585,53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6];&quot;,&quot;;[.C6];&quot;,&quot;;SUBSTITUTE([.D6];&quot;,&quot;;&quot;.&quot;;1);&quot;,&quot;;IF(SUBSTITUTE([.G6];&quot;,&quot;;&quot;.&quot;;1)=&quot;&quot;;0;SUBSTITUTE([.G6];&quot;,&quot;;&quot;.&quot;;1)))" office:value-type="string" office:string-value="Ale,4,349.526315789474,585.53" calcext:value-type="string">
            <text:p>Ale,4,349.526315789474,585.53</text:p>
          </table:table-cell>
          <table:table-cell table:formula="of:=IF([.H6]=&quot;X&quot;;COM.MICROSOFT.CONCAT([.B6];&quot;,&quot;;[.C6];&quot;,&quot;;IF(SUBSTITUTE([.E6];&quot;,&quot;;&quot;.&quot;;1)=&quot;&quot;;0;SUBSTITUTE([.E6];&quot;,&quot;;&quot;.&quot;;1)));&quot;&quot;)" office:value-type="string" office:string-value="Ale,4,0" calcext:value-type="string">
            <text:p>Ale,4,0</text:p>
          </table:table-cell>
          <table:table-cell table:formula="of:=IF([.I6]=&quot;X&quot;;COM.MICROSOFT.CONCAT([.B6];&quot;,&quot;;[.C6];&quot;,&quot;;IF(SUBSTITUTE([.F6];&quot;,&quot;;&quot;.&quot;;1)=&quot;&quot;;0;SUBSTITUTE([.F6];&quot;,&quot;;&quot;.&quot;;1)));&quot;&quot;)" office:value-type="string" office:string-value="Ale,4,269.1" calcext:value-type="string">
            <text:p>Ale,4,269.1</text:p>
          </table:table-cell>
        </table:table-row>
        <table:table-row table:style-name="ro1">
          <table:table-cell/>
          <table:table-cell office:value-type="string" calcext:value-type="string">
            <text:p>Marcos</text:p>
          </table:table-cell>
          <table:table-cell office:value-type="float" office:value="1" calcext:value-type="float">
            <text:p>1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SUBSTITUTE([.G7];&quot;,&quot;;&quot;.&quot;;1)">
            <text:p/>
          </table:table-cell>
          <table:table-cell table:number-columns-repeated="2"/>
          <table:table-cell table:formula="of:=COM.MICROSOFT.CONCAT([.B7];&quot;,&quot;;[.C7];&quot;,&quot;;SUBSTITUTE([.D7];&quot;,&quot;;&quot;.&quot;;1);&quot;,&quot;;IF(SUBSTITUTE([.G7];&quot;,&quot;;&quot;.&quot;;1)=&quot;&quot;;0;SUBSTITUTE([.G7];&quot;,&quot;;&quot;.&quot;;1)))" office:value-type="string" office:string-value="Marcos,1,349.526315789474,0" calcext:value-type="string">
            <text:p>Marcos,1,349.526315789474,0</text:p>
          </table:table-cell>
          <table:table-cell table:formula="of:=IF([.H7]=&quot;X&quot;;COM.MICROSOFT.CONCAT([.B7];&quot;,&quot;;[.C7];&quot;,&quot;;IF(SUBSTITUTE([.E7];&quot;,&quot;;&quot;.&quot;;1)=&quot;&quot;;0;SUBSTITUTE([.E7];&quot;,&quot;;&quot;.&quot;;1)));&quot;&quot;)" office:value-type="string" office:string-value="Marcos,1,0" calcext:value-type="string">
            <text:p>Marcos,1,0</text:p>
          </table:table-cell>
          <table:table-cell table:formula="of:=IF([.I7]=&quot;X&quot;;COM.MICROSOFT.CONCAT([.B7];&quot;,&quot;;[.C7];&quot;,&quot;;IF(SUBSTITUTE([.F7];&quot;,&quot;;&quot;.&quot;;1)=&quot;&quot;;0;SUBSTITUTE([.F7];&quot;,&quot;;&quot;.&quot;;1)));&quot;&quot;)" office:value-type="string" office:string-value="Marcos,1,0" calcext:value-type="string">
            <text:p>Marcos,1,0</text:p>
          </table:table-cell>
        </table:table-row>
        <table:table-row table:style-name="ro1">
          <table:table-cell/>
          <table:table-cell office:value-type="string" calcext:value-type="string">
            <text:p>Yuri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8];&quot;,&quot;;[.C8];&quot;,&quot;;SUBSTITUTE([.D8];&quot;,&quot;;&quot;.&quot;;1);&quot;,&quot;;IF(SUBSTITUTE([.G8];&quot;,&quot;;&quot;.&quot;;1)=&quot;&quot;;0;SUBSTITUTE([.G8];&quot;,&quot;;&quot;.&quot;;1)))" office:value-type="string" office:string-value="Yuri,4,349.526315789474,0" calcext:value-type="string">
            <text:p>Yuri,4,349.526315789474,0</text:p>
          </table:table-cell>
          <table:table-cell table:formula="of:=IF([.H8]=&quot;X&quot;;COM.MICROSOFT.CONCAT([.B8];&quot;,&quot;;[.C8];&quot;,&quot;;IF(SUBSTITUTE([.E8];&quot;,&quot;;&quot;.&quot;;1)=&quot;&quot;;0;SUBSTITUTE([.E8];&quot;,&quot;;&quot;.&quot;;1)));&quot;&quot;)" office:value-type="string" office:string-value="Yuri,4,0" calcext:value-type="string">
            <text:p>Yuri,4,0</text:p>
          </table:table-cell>
          <table:table-cell table:formula="of:=IF([.I8]=&quot;X&quot;;COM.MICROSOFT.CONCAT([.B8];&quot;,&quot;;[.C8];&quot;,&quot;;IF(SUBSTITUTE([.F8];&quot;,&quot;;&quot;.&quot;;1)=&quot;&quot;;0;SUBSTITUTE([.F8];&quot;,&quot;;&quot;.&quot;;1)));&quot;&quot;)" office:value-type="string" office:string-value="Yuri,4,0" calcext:value-type="string">
            <text:p>Yuri,4,0</text:p>
          </table:table-cell>
        </table:table-row>
        <table:table-row table:style-name="ro1">
          <table:table-cell/>
          <table:table-cell office:value-type="string" calcext:value-type="string">
            <text:p>Thiago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9];&quot;,&quot;;[.C9];&quot;,&quot;;SUBSTITUTE([.D9];&quot;,&quot;;&quot;.&quot;;1);&quot;,&quot;;IF(SUBSTITUTE([.G9];&quot;,&quot;;&quot;.&quot;;1)=&quot;&quot;;0;SUBSTITUTE([.G9];&quot;,&quot;;&quot;.&quot;;1)))" office:value-type="string" office:string-value="Thiago,4,349.526315789474,0" calcext:value-type="string">
            <text:p>Thiago,4,349.526315789474,0</text:p>
          </table:table-cell>
          <table:table-cell table:formula="of:=IF([.H9]=&quot;X&quot;;COM.MICROSOFT.CONCAT([.B9];&quot;,&quot;;[.C9];&quot;,&quot;;IF(SUBSTITUTE([.E9];&quot;,&quot;;&quot;.&quot;;1)=&quot;&quot;;0;SUBSTITUTE([.E9];&quot;,&quot;;&quot;.&quot;;1)));&quot;&quot;)" office:value-type="string" office:string-value="Thiago,4,0" calcext:value-type="string">
            <text:p>Thiago,4,0</text:p>
          </table:table-cell>
          <table:table-cell table:formula="of:=IF([.I9]=&quot;X&quot;;COM.MICROSOFT.CONCAT([.B9];&quot;,&quot;;[.C9];&quot;,&quot;;IF(SUBSTITUTE([.F9];&quot;,&quot;;&quot;.&quot;;1)=&quot;&quot;;0;SUBSTITUTE([.F9];&quot;,&quot;;&quot;.&quot;;1)));&quot;&quot;)" office:value-type="string" office:string-value="Thiago,4,0" calcext:value-type="string">
            <text:p>Thiago,4,0</text:p>
          </table:table-cell>
        </table:table-row>
        <table:table-row table:style-name="ro1">
          <table:table-cell/>
          <table:table-cell office:value-type="string" calcext:value-type="string">
            <text:p>Renato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formula="of:=COM.MICROSOFT.CONCAT([.B10];&quot;,&quot;;[.C10];&quot;,&quot;;SUBSTITUTE([.D10];&quot;,&quot;;&quot;.&quot;;1);&quot;,&quot;;IF(SUBSTITUTE([.G10];&quot;,&quot;;&quot;.&quot;;1)=&quot;&quot;;0;SUBSTITUTE([.G10];&quot;,&quot;;&quot;.&quot;;1)))" office:value-type="string" office:string-value="Renato,4,349.526315789474,0" calcext:value-type="string">
            <text:p>Renato,4,349.526315789474,0</text:p>
          </table:table-cell>
          <table:table-cell table:formula="of:=IF([.H10]=&quot;X&quot;;COM.MICROSOFT.CONCAT([.B10];&quot;,&quot;;[.C10];&quot;,&quot;;IF(SUBSTITUTE([.E10];&quot;,&quot;;&quot;.&quot;;1)=&quot;&quot;;0;SUBSTITUTE([.E10];&quot;,&quot;;&quot;.&quot;;1)));&quot;&quot;)" office:value-type="string" office:string-value="Renato,4,0" calcext:value-type="string">
            <text:p>Renato,4,0</text:p>
          </table:table-cell>
          <table:table-cell table:formula="of:=IF([.I10]=&quot;X&quot;;COM.MICROSOFT.CONCAT([.B10];&quot;,&quot;;[.C10];&quot;,&quot;;IF(SUBSTITUTE([.F10];&quot;,&quot;;&quot;.&quot;;1)=&quot;&quot;;0;SUBSTITUTE([.F10];&quot;,&quot;;&quot;.&quot;;1))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Patricia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1];&quot;,&quot;;[.C11];&quot;,&quot;;SUBSTITUTE([.D11];&quot;,&quot;;&quot;.&quot;;1);&quot;,&quot;;IF(SUBSTITUTE([.G11];&quot;,&quot;;&quot;.&quot;;1)=&quot;&quot;;0;SUBSTITUTE([.G11];&quot;,&quot;;&quot;.&quot;;1)))" office:value-type="string" office:string-value="Patricia,4,349.526315789474,0" calcext:value-type="string">
            <text:p>Patricia,4,349.526315789474,0</text:p>
          </table:table-cell>
          <table:table-cell table:formula="of:=IF([.H11]=&quot;X&quot;;COM.MICROSOFT.CONCAT([.B11];&quot;,&quot;;[.C11];&quot;,&quot;;IF(SUBSTITUTE([.E11];&quot;,&quot;;&quot;.&quot;;1)=&quot;&quot;;0;SUBSTITUTE([.E11];&quot;,&quot;;&quot;.&quot;;1)));&quot;&quot;)" office:value-type="string" office:string-value="Patricia,4,0" calcext:value-type="string">
            <text:p>Patricia,4,0</text:p>
          </table:table-cell>
          <table:table-cell table:formula="of:=IF([.I11]=&quot;X&quot;;COM.MICROSOFT.CONCAT([.B11];&quot;,&quot;;[.C11];&quot;,&quot;;IF(SUBSTITUTE([.F11];&quot;,&quot;;&quot;.&quot;;1)=&quot;&quot;;0;SUBSTITUTE([.F11];&quot;,&quot;;&quot;.&quot;;1)));&quot;&quot;)" office:value-type="string" office:string-value="Patricia,4,0" calcext:value-type="string">
            <text:p>Patricia,4,0</text:p>
          </table:table-cell>
        </table:table-row>
        <table:table-row table:style-name="ro1">
          <table:table-cell/>
          <table:table-cell office:value-type="string" calcext:value-type="string">
            <text:p>Ive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2];&quot;,&quot;;[.C12];&quot;,&quot;;SUBSTITUTE([.D12];&quot;,&quot;;&quot;.&quot;;1);&quot;,&quot;;IF(SUBSTITUTE([.G12];&quot;,&quot;;&quot;.&quot;;1)=&quot;&quot;;0;SUBSTITUTE([.G12];&quot;,&quot;;&quot;.&quot;;1)))" office:value-type="string" office:string-value="Ive,4,349.526315789474,0" calcext:value-type="string">
            <text:p>Ive,4,349.526315789474,0</text:p>
          </table:table-cell>
          <table:table-cell table:formula="of:=IF([.H12]=&quot;X&quot;;COM.MICROSOFT.CONCAT([.B12];&quot;,&quot;;[.C12];&quot;,&quot;;IF(SUBSTITUTE([.E12];&quot;,&quot;;&quot;.&quot;;1)=&quot;&quot;;0;SUBSTITUTE([.E12];&quot;,&quot;;&quot;.&quot;;1)));&quot;&quot;)" office:value-type="string" office:string-value="Ive,4,0" calcext:value-type="string">
            <text:p>Ive,4,0</text:p>
          </table:table-cell>
          <table:table-cell table:formula="of:=IF([.I12]=&quot;X&quot;;COM.MICROSOFT.CONCAT([.B12];&quot;,&quot;;[.C12];&quot;,&quot;;IF(SUBSTITUTE([.F12];&quot;,&quot;;&quot;.&quot;;1)=&quot;&quot;;0;SUBSTITUTE([.F12];&quot;,&quot;;&quot;.&quot;;1)));&quot;&quot;)" office:value-type="string" office:string-value="Ive,4,0" calcext:value-type="string">
            <text:p>Ive,4,0</text:p>
          </table:table-cell>
        </table:table-row>
        <table:table-row table:style-name="ro1">
          <table:table-cell/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3];&quot;,&quot;;[.C13];&quot;,&quot;;SUBSTITUTE([.D13];&quot;,&quot;;&quot;.&quot;;1);&quot;,&quot;;IF(SUBSTITUTE([.G13];&quot;,&quot;;&quot;.&quot;;1)=&quot;&quot;;0;SUBSTITUTE([.G13];&quot;,&quot;;&quot;.&quot;;1)))" office:value-type="string" office:string-value="Nathalie,3,349.526315789474,0" calcext:value-type="string">
            <text:p>Nathalie,3,349.526315789474,0</text:p>
          </table:table-cell>
          <table:table-cell table:formula="of:=IF([.H13]=&quot;X&quot;;COM.MICROSOFT.CONCAT([.B13];&quot;,&quot;;[.C13];&quot;,&quot;;IF(SUBSTITUTE([.E13];&quot;,&quot;;&quot;.&quot;;1)=&quot;&quot;;0;SUBSTITUTE([.E13];&quot;,&quot;;&quot;.&quot;;1)));&quot;&quot;)" office:value-type="string" office:string-value="Nathalie,3,0" calcext:value-type="string">
            <text:p>Nathalie,3,0</text:p>
          </table:table-cell>
          <table:table-cell table:formula="of:=IF([.I13]=&quot;X&quot;;COM.MICROSOFT.CONCAT([.B13];&quot;,&quot;;[.C13];&quot;,&quot;;IF(SUBSTITUTE([.F13];&quot;,&quot;;&quot;.&quot;;1)=&quot;&quot;;0;SUBSTITUTE([.F13];&quot;,&quot;;&quot;.&quot;;1)));&quot;&quot;)" office:value-type="string" office:string-value="Nathalie,3,0" calcext:value-type="string">
            <text:p>Nathalie,3,0</text:p>
          </table:table-cell>
        </table:table-row>
        <table:table-row table:style-name="ro1">
          <table:table-cell/>
          <table:table-cell office:value-type="string" calcext:value-type="string">
            <text:p>Pedro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2"/>
          <table:table-cell table:formula="of:=600.38" office:value-type="currency" office:currency="BRL" office:value="600.38" calcext:value-type="currency">
            <text:p>R$ 600,38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4];&quot;,&quot;;[.C14];&quot;,&quot;;SUBSTITUTE([.D14];&quot;,&quot;;&quot;.&quot;;1);&quot;,&quot;;IF(SUBSTITUTE([.G14];&quot;,&quot;;&quot;.&quot;;1)=&quot;&quot;;0;SUBSTITUTE([.G14];&quot;,&quot;;&quot;.&quot;;1)))" office:value-type="string" office:string-value="Pedro,4,349.526315789474,600.38" calcext:value-type="string">
            <text:p>Pedro,4,349.526315789474,600.38</text:p>
          </table:table-cell>
          <table:table-cell table:formula="of:=IF([.H14]=&quot;X&quot;;COM.MICROSOFT.CONCAT([.B14];&quot;,&quot;;[.C14];&quot;,&quot;;IF(SUBSTITUTE([.E14];&quot;,&quot;;&quot;.&quot;;1)=&quot;&quot;;0;SUBSTITUTE([.E14];&quot;,&quot;;&quot;.&quot;;1)));&quot;&quot;)" office:value-type="string" office:string-value="Pedro,4,0" calcext:value-type="string">
            <text:p>Pedro,4,0</text:p>
          </table:table-cell>
          <table:table-cell table:formula="of:=IF([.I14]=&quot;X&quot;;COM.MICROSOFT.CONCAT([.B14];&quot;,&quot;;[.C14];&quot;,&quot;;IF(SUBSTITUTE([.F14];&quot;,&quot;;&quot;.&quot;;1)=&quot;&quot;;0;SUBSTITUTE([.F14];&quot;,&quot;;&quot;.&quot;;1)));&quot;&quot;)" office:value-type="string" office:string-value="Pedro,4,0" calcext:value-type="string">
            <text:p>Pedro,4,0</text:p>
          </table:table-cell>
        </table:table-row>
        <table:table-row table:style-name="ro1">
          <table:table-cell/>
          <table:table-cell office:value-type="string" calcext:value-type="string">
            <text:p>Leticia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10"/>
          <table:table-cell table:formula="of:=COM.MICROSOFT.CONCAT([.B15];&quot;,&quot;;[.C15];&quot;,&quot;;SUBSTITUTE([.D15];&quot;,&quot;;&quot;.&quot;;1);&quot;,&quot;;IF(SUBSTITUTE([.G15];&quot;,&quot;;&quot;.&quot;;1)=&quot;&quot;;0;SUBSTITUTE([.G15];&quot;,&quot;;&quot;.&quot;;1)))" office:value-type="string" office:string-value="Leticia,4,349.526315789474,0" calcext:value-type="string">
            <text:p>Leticia,4,349.526315789474,0</text:p>
          </table:table-cell>
          <table:table-cell table:formula="of:=IF([.H15]=&quot;X&quot;;COM.MICROSOFT.CONCAT([.B15];&quot;,&quot;;[.C15];&quot;,&quot;;IF(SUBSTITUTE([.E15];&quot;,&quot;;&quot;.&quot;;1)=&quot;&quot;;0;SUBSTITUTE([.E15];&quot;,&quot;;&quot;.&quot;;1)));&quot;&quot;)">
            <text:p/>
          </table:table-cell>
          <table:table-cell table:formula="of:=IF([.I15]=&quot;X&quot;;COM.MICROSOFT.CONCAT([.B15];&quot;,&quot;;[.C15];&quot;,&quot;;IF(SUBSTITUTE([.F15];&quot;,&quot;;&quot;.&quot;;1)=&quot;&quot;;0;SUBSTITUTE([.F15];&quot;,&quot;;&quot;.&quot;;1))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Gustavo</text:p>
          </table:table-cell>
          <table:table-cell office:value-type="float" office:value="3" calcext:value-type="float">
            <text:p>3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6];&quot;,&quot;;[.C16];&quot;,&quot;;SUBSTITUTE([.D16];&quot;,&quot;;&quot;.&quot;;1);&quot;,&quot;;IF(SUBSTITUTE([.G16];&quot;,&quot;;&quot;.&quot;;1)=&quot;&quot;;0;SUBSTITUTE([.G16];&quot;,&quot;;&quot;.&quot;;1)))" office:value-type="string" office:string-value="Gustavo,3,349.526315789474,0" calcext:value-type="string">
            <text:p>Gustavo,3,349.526315789474,0</text:p>
          </table:table-cell>
          <table:table-cell table:formula="of:=IF([.H16]=&quot;X&quot;;COM.MICROSOFT.CONCAT([.B16];&quot;,&quot;;[.C16];&quot;,&quot;;IF(SUBSTITUTE([.E16];&quot;,&quot;;&quot;.&quot;;1)=&quot;&quot;;0;SUBSTITUTE([.E16];&quot;,&quot;;&quot;.&quot;;1)));&quot;&quot;)" office:value-type="string" office:string-value="Gustavo,3,0" calcext:value-type="string">
            <text:p>Gustavo,3,0</text:p>
          </table:table-cell>
          <table:table-cell table:formula="of:=IF([.I16]=&quot;X&quot;;COM.MICROSOFT.CONCAT([.B16];&quot;,&quot;;[.C16];&quot;,&quot;;IF(SUBSTITUTE([.F16];&quot;,&quot;;&quot;.&quot;;1)=&quot;&quot;;0;SUBSTITUTE([.F16];&quot;,&quot;;&quot;.&quot;;1)));&quot;&quot;)" office:value-type="string" office:string-value="Gustavo,3,0" calcext:value-type="string">
            <text:p>Gustavo,3,0</text:p>
          </table:table-cell>
        </table:table-row>
        <table:table-row table:style-name="ro1">
          <table:table-cell/>
          <table:table-cell office:value-type="string" calcext:value-type="string">
            <text:p>Tathiane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7];&quot;,&quot;;[.C17];&quot;,&quot;;SUBSTITUTE([.D17];&quot;,&quot;;&quot;.&quot;;1);&quot;,&quot;;IF(SUBSTITUTE([.G17];&quot;,&quot;;&quot;.&quot;;1)=&quot;&quot;;0;SUBSTITUTE([.G17];&quot;,&quot;;&quot;.&quot;;1)))" office:value-type="string" office:string-value="Tathiane,4,349.526315789474,0" calcext:value-type="string">
            <text:p>Tathiane,4,349.526315789474,0</text:p>
          </table:table-cell>
          <table:table-cell table:formula="of:=IF([.H17]=&quot;X&quot;;COM.MICROSOFT.CONCAT([.B17];&quot;,&quot;;[.C17];&quot;,&quot;;IF(SUBSTITUTE([.E17];&quot;,&quot;;&quot;.&quot;;1)=&quot;&quot;;0;SUBSTITUTE([.E17];&quot;,&quot;;&quot;.&quot;;1)));&quot;&quot;)" office:value-type="string" office:string-value="Tathiane,4,0" calcext:value-type="string">
            <text:p>Tathiane,4,0</text:p>
          </table:table-cell>
          <table:table-cell table:formula="of:=IF([.I17]=&quot;X&quot;;COM.MICROSOFT.CONCAT([.B17];&quot;,&quot;;[.C17];&quot;,&quot;;IF(SUBSTITUTE([.F17];&quot;,&quot;;&quot;.&quot;;1)=&quot;&quot;;0;SUBSTITUTE([.F17];&quot;,&quot;;&quot;.&quot;;1)));&quot;&quot;)" office:value-type="string" office:string-value="Tathiane,4,0" calcext:value-type="string">
            <text:p>Tathiane,4,0</text:p>
          </table:table-cell>
        </table:table-row>
        <table:table-row table:style-name="ro1">
          <table:table-cell/>
          <table:table-cell office:value-type="string" calcext:value-type="string">
            <text:p>Giovani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8];&quot;,&quot;;[.C18];&quot;,&quot;;SUBSTITUTE([.D18];&quot;,&quot;;&quot;.&quot;;1);&quot;,&quot;;IF(SUBSTITUTE([.G18];&quot;,&quot;;&quot;.&quot;;1)=&quot;&quot;;0;SUBSTITUTE([.G18];&quot;,&quot;;&quot;.&quot;;1)))" office:value-type="string" office:string-value="Giovani,4,349.526315789474,0" calcext:value-type="string">
            <text:p>Giovani,4,349.526315789474,0</text:p>
          </table:table-cell>
          <table:table-cell table:formula="of:=IF([.H18]=&quot;X&quot;;COM.MICROSOFT.CONCAT([.B18];&quot;,&quot;;[.C18];&quot;,&quot;;IF(SUBSTITUTE([.E18];&quot;,&quot;;&quot;.&quot;;1)=&quot;&quot;;0;SUBSTITUTE([.E18];&quot;,&quot;;&quot;.&quot;;1)));&quot;&quot;)" office:value-type="string" office:string-value="Giovani,4,0" calcext:value-type="string">
            <text:p>Giovani,4,0</text:p>
          </table:table-cell>
          <table:table-cell table:formula="of:=IF([.I18]=&quot;X&quot;;COM.MICROSOFT.CONCAT([.B18];&quot;,&quot;;[.C18];&quot;,&quot;;IF(SUBSTITUTE([.F18];&quot;,&quot;;&quot;.&quot;;1)=&quot;&quot;;0;SUBSTITUTE([.F18];&quot;,&quot;;&quot;.&quot;;1)));&quot;&quot;)" office:value-type="string" office:string-value="Giovani,4,0" calcext:value-type="string">
            <text:p>Giovani,4,0</text:p>
          </table:table-cell>
        </table:table-row>
        <table:table-row table:style-name="ro1">
          <table:table-cell/>
          <table:table-cell office:value-type="string" calcext:value-type="string">
            <text:p>Paula</text:p>
          </table:table-cell>
          <table:table-cell office:value-type="float" office:value="1" calcext:value-type="float">
            <text:p>1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19];&quot;,&quot;;[.C19];&quot;,&quot;;SUBSTITUTE([.D19];&quot;,&quot;;&quot;.&quot;;1);&quot;,&quot;;IF(SUBSTITUTE([.G19];&quot;,&quot;;&quot;.&quot;;1)=&quot;&quot;;0;SUBSTITUTE([.G19];&quot;,&quot;;&quot;.&quot;;1)))" office:value-type="string" office:string-value="Paula,1,349.526315789474,0" calcext:value-type="string">
            <text:p>Paula,1,349.526315789474,0</text:p>
          </table:table-cell>
          <table:table-cell table:formula="of:=IF([.H19]=&quot;X&quot;;COM.MICROSOFT.CONCAT([.B19];&quot;,&quot;;[.C19];&quot;,&quot;;IF(SUBSTITUTE([.E19];&quot;,&quot;;&quot;.&quot;;1)=&quot;&quot;;0;SUBSTITUTE([.E19];&quot;,&quot;;&quot;.&quot;;1)));&quot;&quot;)" office:value-type="string" office:string-value="Paula,1,0" calcext:value-type="string">
            <text:p>Paula,1,0</text:p>
          </table:table-cell>
          <table:table-cell table:formula="of:=IF([.I19]=&quot;X&quot;;COM.MICROSOFT.CONCAT([.B19];&quot;,&quot;;[.C19];&quot;,&quot;;IF(SUBSTITUTE([.F19];&quot;,&quot;;&quot;.&quot;;1)=&quot;&quot;;0;SUBSTITUTE([.F19];&quot;,&quot;;&quot;.&quot;;1)));&quot;&quot;)" office:value-type="string" office:string-value="Paula,1,0" calcext:value-type="string">
            <text:p>Paula,1,0</text:p>
          </table:table-cell>
        </table:table-row>
        <table:table-row table:style-name="ro1">
          <table:table-cell/>
          <table:table-cell office:value-type="string" calcext:value-type="string">
            <text:p>Eder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20];&quot;,&quot;;[.C20];&quot;,&quot;;SUBSTITUTE([.D20];&quot;,&quot;;&quot;.&quot;;1);&quot;,&quot;;IF(SUBSTITUTE([.G20];&quot;,&quot;;&quot;.&quot;;1)=&quot;&quot;;0;SUBSTITUTE([.G20];&quot;,&quot;;&quot;.&quot;;1)))" office:value-type="string" office:string-value="Eder,4,349.526315789474,0" calcext:value-type="string">
            <text:p>Eder,4,349.526315789474,0</text:p>
          </table:table-cell>
          <table:table-cell table:formula="of:=IF([.H20]=&quot;X&quot;;COM.MICROSOFT.CONCAT([.B20];&quot;,&quot;;[.C20];&quot;,&quot;;IF(SUBSTITUTE([.E20];&quot;,&quot;;&quot;.&quot;;1)=&quot;&quot;;0;SUBSTITUTE([.E20];&quot;,&quot;;&quot;.&quot;;1)));&quot;&quot;)" office:value-type="string" office:string-value="Eder,4,0" calcext:value-type="string">
            <text:p>Eder,4,0</text:p>
          </table:table-cell>
          <table:table-cell table:formula="of:=IF([.I20]=&quot;X&quot;;COM.MICROSOFT.CONCAT([.B20];&quot;,&quot;;[.C20];&quot;,&quot;;IF(SUBSTITUTE([.F20];&quot;,&quot;;&quot;.&quot;;1)=&quot;&quot;;0;SUBSTITUTE([.F20];&quot;,&quot;;&quot;.&quot;;1)));&quot;&quot;)" office:value-type="string" office:string-value="Eder,4,0" calcext:value-type="string">
            <text:p>Eder,4,0</text:p>
          </table:table-cell>
        </table:table-row>
        <table:table-row table:style-name="ro1">
          <table:table-cell/>
          <table:table-cell office:value-type="string" calcext:value-type="string">
            <text:p>Karina</text:p>
          </table:table-cell>
          <table:table-cell office:value-type="float" office:value="4" calcext:value-type="float">
            <text:p>4</text:p>
          </table:table-cell>
          <table:table-cell table:formula="of:=6641/19" office:value-type="currency" office:currency="BRL" office:value="349.526315789474" calcext:value-type="currency">
            <text:p>R$ 349,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formula="of:=COM.MICROSOFT.CONCAT([.B21];&quot;,&quot;;[.C21];&quot;,&quot;;SUBSTITUTE([.D21];&quot;,&quot;;&quot;.&quot;;1);&quot;,&quot;;IF(SUBSTITUTE([.G21];&quot;,&quot;;&quot;.&quot;;1)=&quot;&quot;;0;SUBSTITUTE([.G21];&quot;,&quot;;&quot;.&quot;;1)))" office:value-type="string" office:string-value="Karina,4,349.526315789474,0" calcext:value-type="string">
            <text:p>Karina,4,349.526315789474,0</text:p>
          </table:table-cell>
          <table:table-cell table:formula="of:=IF([.H21]=&quot;X&quot;;COM.MICROSOFT.CONCAT([.B21];&quot;,&quot;;[.C21];&quot;,&quot;;IF(SUBSTITUTE([.E21];&quot;,&quot;;&quot;.&quot;;1)=&quot;&quot;;0;SUBSTITUTE([.E21];&quot;,&quot;;&quot;.&quot;;1)));&quot;&quot;)" office:value-type="string" office:string-value="Karina,4,0" calcext:value-type="string">
            <text:p>Karina,4,0</text:p>
          </table:table-cell>
          <table:table-cell table:formula="of:=IF([.I21]=&quot;X&quot;;COM.MICROSOFT.CONCAT([.B21];&quot;,&quot;;[.C21];&quot;,&quot;;IF(SUBSTITUTE([.F21];&quot;,&quot;;&quot;.&quot;;1)=&quot;&quot;;0;SUBSTITUTE([.F21];&quot;,&quot;;&quot;.&quot;;1)));&quot;&quot;)" office:value-type="string" office:string-value="Karina,4,0" calcext:value-type="string">
            <text:p>Karina,4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text> </number:text>
      <number:number number:decimal-places="2" number:min-decimal-places="2" number:min-integer-digits="1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2:33:27.118142470</meta:creation-date>
    <dc:date>2022-04-26T14:08:14.406581439</dc:date>
    <meta:editing-duration>PT59M25S</meta:editing-duration>
    <meta:editing-cycles>3</meta:editing-cycles>
    <meta:generator>LibreOffice/7.2.5.2$Linux_X86_64 LibreOffice_project/499f9727c189e6ef3471021d6132d4c694f357e5</meta:generator>
    <meta:document-statistic meta:table-count="1" meta:cell-count="175" meta:object-count="0"/>
  </office:meta>
</office:document-meta>
</file>